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739cm" fo:min-width="0.489cm"/>
      <style:paragraph-properties style:writing-mode="lr-tb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433cm" fo:min-width="0.075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47cm" fo:min-width="0.075cm"/>
      <style:paragraph-properties style:writing-mode="lr-tb"/>
    </style:style>
    <style:style style:name="gr4" style:family="graphic" style:parent-style-name="standard">
      <style:graphic-properties svg:stroke-color="#000000" draw:fill-color="#ff0000" draw:textarea-horizontal-align="justify" draw:textarea-vertical-align="middle" draw:auto-grow-height="false" fo:min-height="0.398cm" fo:min-width="0.04cm"/>
      <style:paragraph-properties style:writing-mode="lr-tb"/>
    </style:style>
    <style:style style:name="gr5" style:family="graphic" style:parent-style-name="standard">
      <style:graphic-properties svg:stroke-color="#000000" draw:fill-color="#ffd428" draw:textarea-horizontal-align="justify" draw:textarea-vertical-align="middle" draw:auto-grow-height="false" fo:min-height="0.362cm" fo:min-width="0.04cm"/>
      <style:paragraph-properties style:writing-mode="lr-tb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0.398cm" fo:min-width="0.075cm"/>
      <style:paragraph-properties style:writing-mode="lr-tb"/>
    </style:style>
    <style:style style:name="gr7" style:family="graphic" style:parent-style-name="standard">
      <style:graphic-properties svg:stroke-color="#000000" draw:fill-color="#ff0000" draw:textarea-horizontal-align="justify" draw:textarea-vertical-align="middle" draw:auto-grow-height="false" fo:min-height="0.398cm" fo:min-width="0.075cm"/>
      <style:paragraph-properties style:writing-mode="lr-tb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362cm" fo:min-width="0cm"/>
      <style:paragraph-properties style:writing-mode="lr-tb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0.398cm" fo:min-width="0.148cm"/>
      <style:paragraph-properties style:writing-mode="lr-tb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325cm" fo:min-width="0.075cm"/>
      <style:paragraph-properties style:writing-mode="lr-tb"/>
    </style:style>
    <style:style style:name="gr11" style:family="graphic" style:parent-style-name="standard">
      <style:graphic-properties svg:stroke-color="#000000" draw:fill-color="#ff0000" draw:textarea-horizontal-align="justify" draw:textarea-vertical-align="middle" draw:auto-grow-height="false" fo:min-height="0.325cm" fo:min-width="0.148cm"/>
      <style:paragraph-properties style:writing-mode="lr-tb"/>
    </style:style>
    <style:style style:name="gr12" style:family="graphic" style:parent-style-name="standard">
      <style:graphic-properties svg:stroke-color="#000000" draw:fill-color="#ff0000" draw:textarea-horizontal-align="justify" draw:textarea-vertical-align="middle" draw:auto-grow-height="false" fo:min-height="0.341cm" fo:min-width="0.075cm"/>
      <style:paragraph-properties style:writing-mode="lr-tb"/>
    </style:style>
    <style:style style:name="gr13" style:family="graphic" style:parent-style-name="objectwithoutfill">
      <style:graphic-properties svg:stroke-color="#3465a4" draw:marker-end="Arrow" draw:marker-end-width="0.3cm" draw:fill="solid" draw:textarea-vertical-align="middle"/>
      <style:paragraph-properties style:writing-mode="lr-tb"/>
    </style:style>
    <style:style style:name="gr14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15" style:family="graphic" style:parent-style-name="standard">
      <style:graphic-properties svg:stroke-color="#3465a4" draw:fill-color="#cccccc" draw:textarea-vertical-align="middle" draw:auto-grow-height="false" fo:min-height="1.631cm" fo:min-width="0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vertical-align="middle" draw:auto-grow-height="false" fo:min-height="1.426cm" fo:min-width="0cm"/>
      <style:paragraph-properties style:writing-mode="lr-tb"/>
    </style:style>
    <style:style style:name="gr17" style:family="graphic" style:parent-style-name="standard">
      <style:graphic-properties svg:stroke-color="#000000" draw:fill-color="#ffbf00" draw:textarea-horizontal-align="justify" draw:textarea-vertical-align="middle" draw:auto-grow-height="false" fo:min-height="0.325cm" fo:min-width="0.148cm"/>
      <style:paragraph-properties style:writing-mode="lr-tb"/>
    </style:style>
    <style:style style:name="gr18" style:family="graphic" style:parent-style-name="standard">
      <style:graphic-properties svg:stroke-color="#000000" draw:fill-color="#ffbf00" draw:textarea-horizontal-align="justify" draw:textarea-vertical-align="middle" draw:auto-grow-height="false" fo:min-height="0.398cm" fo:min-width="0.075cm"/>
      <style:paragraph-properties style:writing-mode="lr-tb"/>
    </style:style>
    <style:style style:name="gr19" style:family="graphic" style:parent-style-name="standard">
      <style:graphic-properties svg:stroke-color="#000000" draw:fill-color="#ff0000" draw:textarea-horizontal-align="justify" draw:textarea-vertical-align="middle" draw:auto-grow-height="false" fo:min-height="0.398cm" fo:min-width="0.148cm"/>
      <style:paragraph-properties style:writing-mode="lr-tb"/>
    </style:style>
    <style:style style:name="gr20" style:family="graphic" style:parent-style-name="standard">
      <style:graphic-properties svg:stroke-color="#000000" draw:fill-color="#ffbf00" draw:textarea-horizontal-align="justify" draw:textarea-vertical-align="middle" draw:auto-grow-height="false" fo:min-height="0.341cm" fo:min-width="0.148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svg:stroke-color="#000000" draw:fill-color="#ff0000" draw:textarea-horizontal-align="justify" draw:textarea-vertical-align="middle" draw:auto-grow-height="false" fo:min-height="0.325cm" fo:min-width="0.075cm"/>
      <style:paragraph-properties style:writing-mode="lr-tb"/>
    </style:style>
    <style:style style:name="gr23" style:family="graphic" style:parent-style-name="standard">
      <style:graphic-properties svg:stroke-color="#000000" draw:fill-color="#ffbf00" draw:textarea-horizontal-align="justify" draw:textarea-vertical-align="middle" draw:auto-grow-height="false" fo:min-height="0.325cm" fo:min-width="0.0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7" style:family="graphic" style:parent-style-name="standard">
      <style:graphic-properties svg:stroke-color="#000000" draw:fill-color="#cccccc" draw:textarea-horizontal-align="justify" draw:textarea-vertical-align="middle" draw:auto-grow-height="false" fo:min-height="0.341cm" fo:min-width="0.075cm"/>
      <style:paragraph-properties style:writing-mode="lr-tb"/>
    </style:style>
    <style:style style:name="gr28" style:family="graphic" style:parent-style-name="standard">
      <style:graphic-properties svg:stroke-color="#000000" draw:fill-color="#cccccc" draw:textarea-vertical-align="middle" draw:auto-grow-height="false" fo:min-height="1.377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2.544cm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loext:graphic-properties draw:fill-color="#ff0000"/>
      <style:paragraph-properties fo:text-align="center" style:writing-mode="lr-tb"/>
    </style:style>
    <style:style style:name="P4" style:family="paragraph">
      <loext:graphic-properties draw:fill-color="#ffd428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solid"/>
      <style:paragraph-properties fo:text-align="center" style:writing-mode="lr-tb"/>
      <style:text-properties fo:font-weight="bold"/>
    </style:style>
    <style:style style:name="P8" style:family="paragraph">
      <loext:graphic-properties draw:fill-color="#cccccc"/>
      <style:paragraph-properties fo:text-align="center" style:writing-mode="lr-tb"/>
    </style:style>
    <style:style style:name="P9" style:family="paragraph">
      <loext:graphic-properties draw:fill-color="#ffbf00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="solid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izarin0">
        <draw:custom-shape draw:style-name="gr1" draw:text-style-name="P2" draw:layer="layout" svg:width="1.397cm" svg:height="1.397cm" svg:x="9.97cm" svg:y="7.88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13cm" svg:height="0.965cm" svg:x="13.171cm" svg:y="7.98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13cm" svg:height="1.016cm" svg:x="16.671cm" svg:y="7.38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762cm" svg:height="0.914cm" svg:x="19.745cm" svg:y="6.49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25.368cm" svg:y="5.03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13cm" svg:height="0.914cm" svg:x="12.901cm" svg:y="3.655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813cm" svg:height="0.914cm" svg:x="18.372cm" svg:y="1.38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66cm" svg:height="0.864cm" svg:x="13.37cm" svg:y="6.38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914cm" svg:height="0.914cm" svg:x="15.181cm" svg:y="8.98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13cm" svg:height="0.813cm" svg:x="15.593cm" svg:y="10.37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813cm" svg:height="0.914cm" svg:x="19.547cm" svg:y="13.01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813cm" svg:height="0.914cm" svg:x="18.61cm" svg:y="13.709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813cm" svg:height="0.914cm" svg:x="19.871cm" svg:y="14.879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13cm" svg:height="0.914cm" svg:x="13.771cm" svg:y="11.88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13cm" svg:height="0.914cm" svg:x="12.518cm" svg:y="12.561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813cm" svg:height="0.914cm" svg:x="18.672cm" svg:y="16.58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13cm" svg:height="0.914cm" svg:x="11.349cm" svg:y="12.67cm">
          <text:p text:style-name="P1">1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914cm" svg:height="0.813cm" draw:transform="rotate (1.5707963267949) translate (10.371cm 16.193cm)">
          <text:p text:style-name="P1">1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813cm" svg:height="0.835cm" svg:x="9.171cm" svg:y="15.258cm">
          <text:p text:style-name="P1">2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1.368cm" svg:y1="8.515cm" svg:x2="13.146cm" svg:y2="8.515cm">
          <text:p text:style-name="P5">@</text:p>
        </draw:line>
        <draw:line draw:style-name="gr13" draw:text-style-name="P6" draw:layer="layout" svg:x1="13.911cm" svg:y1="8.4cm" svg:x2="16.748cm" svg:y2="7.985cm">
          <text:p text:style-name="P5">L/D</text:p>
        </draw:line>
        <draw:line draw:style-name="gr13" draw:text-style-name="P6" draw:layer="layout" svg:x1="17.51cm" svg:y1="7.858cm" svg:x2="19.669cm" svg:y2="6.969cm">
          <text:p text:style-name="P5">@</text:p>
        </draw:line>
        <draw:line draw:style-name="gr13" draw:text-style-name="P7" draw:layer="layout" svg:x1="20.458cm" svg:y1="6.842cm" svg:x2="25.411cm" svg:y2="5.572cm">
          <text:p text:style-name="P5"><text:span text:style-name="T1">Other</text:span></text:p>
          <text:p text:style-name="P5"><text:span text:style-name="T1"/></text:p>
        </draw:line>
        <draw:line draw:style-name="gr14" draw:text-style-name="P6" draw:layer="layout" svg:x1="11.004cm" svg:y1="7.892cm" svg:x2="12.895cm" svg:y2="4.463cm">
          <text:p/>
        </draw:line>
        <draw:line draw:style-name="gr13" draw:text-style-name="P6" draw:layer="layout" svg:x1="13.633cm" svg:y1="3.87cm" svg:x2="18.483cm" svg:y2="2.05cm">
          <text:p text:style-name="P5">:colon</text:p>
        </draw:line>
        <draw:line draw:style-name="gr13" draw:text-style-name="P6" draw:layer="layout" svg:x1="11.114cm" svg:y1="8.007cm" svg:x2="13.403cm" svg:y2="7.003cm">
          <text:p text:style-name="P5">letter</text:p>
        </draw:line>
        <draw:line draw:style-name="gr13" draw:text-style-name="P6" draw:layer="layout" svg:x1="11.371cm" svg:y1="8.781cm" svg:x2="15.181cm" svg:y2="9.67cm">
          <text:p text:style-name="P5">plus</text:p>
        </draw:line>
        <draw:line draw:style-name="gr13" draw:text-style-name="P6" draw:layer="layout" svg:x1="11.344cm" svg:y1="8.881cm" svg:x2="15.789cm" svg:y2="10.659cm">
          <text:p text:style-name="P5">sub</text:p>
        </draw:line>
        <draw:line draw:style-name="gr13" draw:text-style-name="P6" draw:layer="layout" svg:x1="11.244cm" svg:y1="9.035cm" svg:x2="18.61cm" svg:y2="13.988cm">
          <text:p text:style-name="P5">div</text:p>
        </draw:line>
        <draw:line draw:style-name="gr13" draw:text-style-name="P6" draw:layer="layout" svg:x1="11.244cm" svg:y1="8.908cm" svg:x2="19.499cm" svg:y2="13.353cm">
          <text:p text:style-name="P5">mul</text:p>
        </draw:line>
        <draw:custom-shape draw:style-name="gr15" draw:text-style-name="P8" draw:layer="layout" svg:width="0.305cm" svg:height="1.88cm" svg:x="16.955cm" svg:y="6.048cm">
          <text:p text:style-name="P1">L/D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2" draw:layer="layout" svg:width="0.356cm" svg:height="1.676cm" draw:transform="rotate (0.523598775598299) translate (12.725cm 5.46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9" draw:layer="layout" svg:width="0.914cm" svg:height="0.813cm" svg:x="17.972cm" svg:y="4.5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4.038cm" svg:y1="6.749cm" svg:x2="17.975cm" svg:y2="5.098cm">
          <text:p text:style-name="P5">other</text:p>
        </draw:line>
        <draw:line draw:style-name="gr13" draw:text-style-name="P6" draw:layer="layout" svg:x1="11.117cm" svg:y1="9.035cm" svg:x2="13.911cm" svg:y2="11.956cm">
          <text:p text:style-name="P5">&lt;</text:p>
        </draw:line>
        <draw:line draw:style-name="gr13" draw:text-style-name="P6" draw:layer="layout" svg:x1="14.573cm" svg:y1="12.676cm" svg:x2="19.88cm" svg:y2="15.385cm">
          <text:p text:style-name="P5">=</text:p>
        </draw:line>
        <draw:custom-shape draw:style-name="gr18" draw:text-style-name="P9" draw:layer="layout" svg:width="0.813cm" svg:height="0.914cm" svg:x="19.772cm" svg:y="16.08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4.365cm" svg:y1="12.63cm" svg:x2="19.753cm" svg:y2="16.274cm">
          <text:p text:style-name="P5">other</text:p>
        </draw:line>
        <draw:custom-shape draw:style-name="gr18" draw:text-style-name="P9" draw:layer="layout" svg:width="0.813cm" svg:height="0.914cm" svg:x="19.247cm" svg:y="18.116cm">
          <text:p text:style-name="P1">1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1.117cm" svg:y1="9.162cm" svg:x2="12.768cm" svg:y2="12.264cm">
          <text:p text:style-name="P5">&gt;</text:p>
        </draw:line>
        <draw:line draw:style-name="gr13" draw:text-style-name="P6" draw:layer="layout" svg:x1="13.179cm" svg:y1="13.357cm" svg:x2="19.245cm" svg:y2="18.306cm">
          <text:p text:style-name="P5">other</text:p>
        </draw:line>
        <draw:line draw:style-name="gr13" draw:text-style-name="P6" draw:layer="layout" svg:x1="13.333cm" svg:y1="13.03cm" svg:x2="18.653cm" svg:y2="16.748cm">
          <text:p text:style-name="P5">=</text:p>
        </draw:line>
        <draw:line draw:style-name="gr13" draw:text-style-name="P6" draw:layer="layout" svg:x1="10.798cm" svg:y1="9.261cm" svg:x2="10.863cm" svg:y2="15.385cm">
          <text:p text:style-name="P5">digits</text:p>
        </draw:line>
        <draw:custom-shape draw:style-name="gr7" draw:text-style-name="P3" draw:layer="layout" svg:width="0.813cm" svg:height="0.914cm" svg:x="17.251cm" svg:y="18.269cm">
          <text:p text:style-name="P1">1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813cm" svg:height="0.914cm" svg:x="15.05cm" svg:y="18.17cm">
          <text:p text:style-name="P1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0.925cm" svg:y1="9.15cm" svg:x2="11.512cm" svg:y2="12.718cm">
          <text:p text:style-name="P5">=</text:p>
        </draw:line>
        <draw:line draw:style-name="gr13" draw:text-style-name="P6" draw:layer="layout" svg:x1="12.12cm" svg:y1="13.422cm" svg:x2="17.594cm" svg:y2="18.179cm">
          <text:p text:style-name="P5">=</text:p>
        </draw:line>
        <draw:line draw:style-name="gr13" draw:text-style-name="P6" draw:layer="layout" svg:x1="11.812cm" svg:y1="13.468cm" svg:x2="15.562cm" svg:y2="18.306cm">
          <text:p text:style-name="P5">other</text:p>
        </draw:line>
        <draw:line draw:style-name="gr13" draw:text-style-name="P6" draw:layer="layout" svg:x1="10.552cm" svg:y1="9.307cm" svg:x2="9.72cm" svg:y2="15.258cm">
          <text:p text:style-name="P5">;</text:p>
        </draw:line>
        <draw:custom-shape draw:style-name="gr19" draw:text-style-name="P3" draw:layer="layout" svg:width="0.914cm" svg:height="0.914cm" svg:x="18.782cm" svg:y="8.39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914cm" svg:height="0.835cm" svg:x="19.883cm" svg:y="9.67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6.113cm" svg:y1="9.255cm" svg:x2="18.78cm" svg:y2="9.001cm">
          <text:p text:style-name="P5">plus</text:p>
        </draw:line>
        <draw:line draw:style-name="gr21" draw:text-style-name="P6" draw:layer="layout" svg:x1="15.943cm" svg:y1="10.051cm" svg:x2="20.134cm" svg:y2="10.432cm">
          <text:p text:style-name="P5">other</text:p>
        </draw:line>
        <draw:custom-shape draw:style-name="gr22" draw:text-style-name="P3" draw:layer="layout" svg:width="0.813cm" svg:height="0.813cm" svg:x="19.293cm" svg:y="10.674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13cm" svg:height="0.813cm" svg:x="19.793cm" svg:y="11.674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6.451cm" svg:y1="10.813cm" svg:x2="19.245cm" svg:y2="11.067cm">
          <text:p text:style-name="P5">sub</text:p>
        </draw:line>
        <draw:line draw:style-name="gr21" draw:text-style-name="P6" draw:layer="layout" svg:x1="16.324cm" svg:y1="11.067cm" svg:x2="19.88cm" svg:y2="12.083cm">
          <text:p text:style-name="P5">other</text:p>
        </draw:line>
        <draw:frame draw:style-name="gr24" draw:text-style-name="P10" draw:layer="layout" svg:width="4.014cm" svg:height="1.673cm" svg:x="19.386cm" svg:y="0.78cm">
          <draw:text-box>
            <text:p>Conditional Operator</text:p>
          </draw:text-box>
        </draw:frame>
        <draw:frame draw:style-name="gr25" draw:text-style-name="P10" draw:layer="layout" svg:width="2.921cm" svg:height="0.962cm" svg:x="25.473cm" svg:y="4.128cm">
          <draw:text-box>
            <text:p>identifier</text:p>
          </draw:text-box>
        </draw:frame>
        <draw:frame draw:style-name="gr25" draw:text-style-name="P10" draw:layer="layout" svg:width="3.048cm" svg:height="0.962cm" svg:x="19.34cm" svg:y="7.735cm">
          <draw:text-box>
            <text:p>++op</text:p>
          </draw:text-box>
        </draw:frame>
        <draw:frame draw:style-name="gr25" draw:text-style-name="P10" draw:layer="layout" svg:width="1.016cm" svg:height="0.962cm" svg:x="21.291cm" svg:y="9.67cm">
          <draw:text-box>
            <text:p>+</text:p>
          </draw:text-box>
        </draw:frame>
        <draw:frame draw:style-name="gr25" draw:text-style-name="P10" draw:layer="layout" svg:width="1.27cm" svg:height="0.962cm" svg:x="20.656cm" svg:y="10.867cm">
          <draw:text-box>
            <text:p>--</text:p>
          </draw:text-box>
        </draw:frame>
        <draw:frame draw:style-name="gr25" draw:text-style-name="P10" draw:layer="layout" svg:width="1.397cm" svg:height="0.962cm" svg:x="20.783cm" svg:y="11.956cm">
          <draw:text-box>
            <text:p>-</text:p>
          </draw:text-box>
        </draw:frame>
        <draw:frame draw:style-name="gr25" draw:text-style-name="P10" draw:layer="layout" svg:width="0.889cm" svg:height="0.962cm" svg:x="20.656cm" svg:y="13.099cm">
          <draw:text-box>
            <text:p>*</text:p>
          </draw:text-box>
        </draw:frame>
        <draw:frame draw:style-name="gr25" draw:text-style-name="P10" draw:layer="layout" svg:width="1.143cm" svg:height="0.962cm" svg:x="19.367cm" svg:y="13.988cm">
          <draw:text-box>
            <text:p>/</text:p>
          </draw:text-box>
        </draw:frame>
        <draw:frame draw:style-name="gr25" draw:text-style-name="P10" draw:layer="layout" svg:width="1.27cm" svg:height="0.962cm" svg:x="20.61cm" svg:y="14.931cm">
          <draw:text-box>
            <text:p>&lt;=</text:p>
          </draw:text-box>
        </draw:frame>
        <draw:frame draw:style-name="gr25" draw:text-style-name="P10" draw:layer="layout" svg:width="1.27cm" svg:height="0.962cm" svg:x="20.61cm" svg:y="16.155cm">
          <draw:text-box>
            <text:p>&lt;</text:p>
          </draw:text-box>
        </draw:frame>
        <draw:frame draw:style-name="gr26" draw:text-style-name="P10" draw:layer="layout" svg:width="1.27cm" svg:height="1.016cm" svg:x="18.978cm" svg:y="17.128cm">
          <draw:text-box>
            <text:p>&gt;=</text:p>
          </draw:text-box>
        </draw:frame>
        <draw:frame draw:style-name="gr25" draw:text-style-name="P10" draw:layer="layout" svg:width="1.143cm" svg:height="0.962cm" svg:x="20.129cm" svg:y="18.433cm">
          <draw:text-box>
            <text:p>&gt;</text:p>
          </draw:text-box>
        </draw:frame>
        <draw:frame draw:style-name="gr25" draw:text-style-name="P10" draw:layer="layout" svg:width="1.905cm" svg:height="0.962cm" svg:x="17.654cm" svg:y="18.876cm">
          <draw:text-box>
            <text:p>==</text:p>
          </draw:text-box>
        </draw:frame>
        <draw:frame draw:style-name="gr25" draw:text-style-name="P10" draw:layer="layout" svg:width="1.524cm" svg:height="0.962cm" svg:x="15.514cm" svg:y="18.849cm">
          <draw:text-box>
            <text:p>=</text:p>
          </draw:text-box>
        </draw:frame>
        <draw:frame draw:style-name="gr25" draw:text-style-name="P10" draw:layer="layout" svg:width="2.794cm" svg:height="0.962cm" svg:x="10.069cm" svg:y="16.101cm">
          <draw:text-box>
            <text:p>number</text:p>
          </draw:text-box>
        </draw:frame>
        <draw:frame draw:style-name="gr25" draw:text-style-name="P10" draw:layer="layout" svg:width="0.889cm" svg:height="0.962cm" svg:x="9.199cm" svg:y="15.828cm">
          <draw:text-box>
            <text:p>;</text:p>
          </draw:text-box>
        </draw:frame>
        <draw:frame draw:style-name="gr25" draw:text-style-name="P10" draw:layer="layout" svg:width="3.683cm" svg:height="0.962cm" svg:x="18.116cm" svg:y="3.32cm">
          <draw:text-box>
            <text:p>keyword</text:p>
          </draw:text-box>
        </draw:frame>
        <draw:custom-shape draw:style-name="gr12" draw:text-style-name="P3" draw:layer="layout" svg:width="0.813cm" svg:height="0.835cm" svg:x="8.071cm" svg:y="15.158cm">
          <text:p text:style-name="P1">2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813cm" svg:height="0.835cm" svg:x="7.171cm" svg:y="14.658cm">
          <text:p text:style-name="P1">2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813cm" svg:height="0.835cm" svg:x="6.471cm" svg:y="13.758cm">
          <text:p text:style-name="P1">3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813cm" svg:height="0.835cm" svg:x="5.771cm" svg:y="12.658cm">
          <text:p text:style-name="P1">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0.309cm" svg:y1="9.207cm" svg:x2="8.591cm" svg:y2="15.131cm">
          <text:p text:style-name="P5">)</text:p>
        </draw:line>
        <draw:line draw:style-name="gr13" draw:text-style-name="P6" draw:layer="layout" svg:x1="10.115cm" svg:y1="9.035cm" svg:x2="7.629cm" svg:y2="14.623cm">
          <text:p text:style-name="P5">(</text:p>
        </draw:line>
        <draw:line draw:style-name="gr13" draw:text-style-name="P6" draw:layer="layout" svg:x1="9.988cm" svg:y1="8.781cm" svg:x2="7.23cm" svg:y2="13.823cm">
          <text:p text:style-name="P5">}</text:p>
        </draw:line>
        <draw:line draw:style-name="gr13" draw:text-style-name="P6" draw:layer="layout" svg:x1="9.988cm" svg:y1="8.654cm" svg:x2="6.431cm" svg:y2="12.623cm">
          <text:p text:style-name="P5">{</text:p>
        </draw:line>
        <draw:custom-shape draw:style-name="gr27" draw:text-style-name="P8" draw:layer="layout" svg:width="0.813cm" svg:height="0.835cm" svg:x="7.271cm" svg:y="8.158cm">
          <text:p text:style-name="P1">3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9.988cm" svg:y1="8.654cm" svg:x2="7.956cm" svg:y2="8.654cm">
          <text:p text:style-name="P5">“</text:p>
        </draw:line>
        <draw:custom-shape draw:style-name="gr12" draw:text-style-name="P3" draw:layer="layout" svg:width="0.813cm" svg:height="0.835cm" svg:x="5.071cm" svg:y="6.158cm">
          <text:p text:style-name="P1">3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7.448cm" svg:y1="8.273cm" svg:x2="5.797cm" svg:y2="6.876cm">
          <text:p text:style-name="P5">“</text:p>
        </draw:line>
        <draw:custom-shape draw:style-name="gr28" draw:text-style-name="P8" draw:layer="layout" svg:width="0.406cm" svg:height="1.626cm" draw:transform="rotate (0.432318055718995) translate (9.869cm 6.95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9" draw:text-style-name="P11" draw:layer="layout" svg:width="2.413cm" svg:height="1.039cm" svg:x="8.791cm" svg:y="5.96cm">
          <draw:text-box>
            <text:p><text:span text:style-name="T2">Space,tap,</text:span></text:p>
            <text:p><text:span text:style-name="T2">newline</text:span></text:p>
          </draw:text-box>
        </draw:frame>
        <draw:frame draw:style-name="gr30" draw:text-style-name="P12" draw:layer="layout" svg:width="1.397cm" svg:height="0.635cm" svg:x="12.79cm" svg:y="5.098cm">
          <draw:text-box>
            <text:p><text:span text:style-name="T3">letter</text:span></text:p>
          </draw:text-box>
        </draw:frame>
        <draw:frame draw:style-name="gr31" draw:text-style-name="P13" draw:layer="layout" svg:width="1.651cm" svg:height="0.887cm" svg:x="10.939cm" svg:y="6.114cm">
          <draw:text-box>
            <text:p><text:span text:style-name="T4">questionMark</text:span></text:p>
          </draw:text-box>
        </draw:frame>
        <draw:frame draw:style-name="gr32" draw:text-style-name="P14" draw:layer="layout" svg:width="7.874cm" svg:height="2.794cm" svg:x="5.035cm" svg:y="18.306cm">
          <draw:text-box>
            <text:p><text:span text:style-name="T5">Red Box </text:span><text:span text:style-name="T2">Represents final states</text:span></text:p>
            <text:p><text:span text:style-name="T5">Yellow Box </text:span><text:span text:style-name="T2">Represents retract states</text:span></text:p>
          </draw:text-box>
        </draw:frame>
        <draw:custom-shape draw:style-name="gr5" draw:text-style-name="P4" draw:layer="layout" svg:width="0.762cm" svg:height="0.864cm" svg:x="25.369cm" svg:y="7.236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25.97cm" svg:y="9.137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26.371cm" svg:y="11.338cm">
          <text:p text:style-name="P1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26.672cm" svg:y="12.439cm">
          <text:p text:style-name="P1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26.773cm" svg:y="13.84cm">
          <text:p text:style-name="P1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26.974cm" svg:y="17.841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10.576cm" svg:y="17.543cm">
          <text:p text:style-name="P1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8.177cm" svg:y="17.544cm">
          <text:p text:style-name="P1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6.578cm" svg:y="17.545cm">
          <text:p text:style-name="P1">4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5.279cm" svg:y="17.246cm">
          <text:p text:style-name="P1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3.68cm" svg:y="16.347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2.181cm" svg:y="13.948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2.182cm" svg:y="2.949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864cm" svg:x="9.483cm" svg:y="1.35cm">
          <text:p text:style-name="P1">5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9.669cm" svg:y1="8.874cm" svg:x2="25.384cm" svg:y2="7.604cm">
          <text:p text:style-name="P5">Other</text:p>
          <text:p text:style-name="P5"/>
        </draw:line>
        <draw:line draw:style-name="gr13" draw:text-style-name="P6" draw:layer="layout" svg:x1="20.177cm" svg:y1="11.033cm" svg:x2="25.711cm" svg:y2="9.738cm">
          <text:p text:style-name="P5">Other</text:p>
          <text:p text:style-name="P5"/>
        </draw:line>
        <draw:line draw:style-name="gr13" draw:text-style-name="P6" draw:layer="layout" svg:x1="20.304cm" svg:y1="13.192cm" svg:x2="26.4cm" svg:y2="11.922cm">
          <text:p text:style-name="P5">Other</text:p>
          <text:p text:style-name="P5"/>
        </draw:line>
        <draw:line draw:style-name="gr13" draw:text-style-name="P6" draw:layer="layout" svg:x1="19.415cm" svg:y1="14.335cm" svg:x2="26.527cm" svg:y2="13.065cm">
          <text:p text:style-name="P5">Other</text:p>
          <text:p text:style-name="P5"/>
        </draw:line>
        <draw:line draw:style-name="gr13" draw:text-style-name="P6" draw:layer="layout" svg:x1="20.685cm" svg:y1="15.097cm" svg:x2="26.781cm" svg:y2="14.335cm">
          <text:p text:style-name="P5">Other</text:p>
          <text:p text:style-name="P5"/>
        </draw:line>
        <draw:line draw:style-name="gr13" draw:text-style-name="P6" draw:layer="layout" svg:x1="19.415cm" svg:y1="17.383cm" svg:x2="26.908cm" svg:y2="18.272cm">
          <text:p text:style-name="P5">Other</text:p>
          <text:p text:style-name="P5"/>
        </draw:line>
        <draw:line draw:style-name="gr33" draw:text-style-name="P15" draw:layer="layout" svg:x1="10.906cm" svg:y1="16.24cm" svg:x2="11.033cm" svg:y2="17.51cm">
          <text:p/>
        </draw:line>
        <draw:line draw:style-name="gr33" draw:text-style-name="P15" draw:layer="layout" svg:x1="9.382cm" svg:y1="16.113cm" svg:x2="8.62cm" svg:y2="17.51cm">
          <text:p/>
        </draw:line>
        <draw:line draw:style-name="gr33" draw:text-style-name="P15" draw:layer="layout" svg:x1="8.366cm" svg:y1="15.859cm" svg:x2="7.223cm" svg:y2="17.637cm">
          <text:p/>
        </draw:line>
        <draw:line draw:style-name="gr33" draw:text-style-name="P15" draw:layer="layout" svg:x1="7.35cm" svg:y1="15.351cm" svg:x2="5.699cm" svg:y2="17.256cm">
          <text:p/>
        </draw:line>
        <draw:line draw:style-name="gr33" draw:text-style-name="P15" draw:layer="layout" svg:x1="6.715cm" svg:y1="14.462cm" svg:x2="4.302cm" svg:y2="16.494cm">
          <text:p/>
        </draw:line>
        <draw:line draw:style-name="gr33" draw:text-style-name="P15" draw:layer="layout" svg:x1="5.953cm" svg:y1="13.319cm" svg:x2="2.778cm" svg:y2="14.081cm">
          <text:p/>
        </draw:line>
        <draw:line draw:style-name="gr33" draw:text-style-name="P15" draw:layer="layout" svg:x1="5.22cm" svg:y1="6.14cm" svg:x2="2.778cm" svg:y2="3.794cm">
          <text:p/>
        </draw:line>
        <draw:line draw:style-name="gr33" draw:text-style-name="P15" draw:layer="layout" svg:x1="18.272cm" svg:y1="1.635cm" svg:x2="10.279cm" svg:y2="1.794cm">
          <text:p/>
        </draw:line>
        <draw:frame draw:style-name="gr25" draw:text-style-name="P10" draw:layer="layout" svg:width="4.445cm" svg:height="0.962cm" svg:x="11.668cm" svg:y="1cm">
          <draw:text-box>
            <text:p>other</text:p>
          </draw:text-box>
        </draw:frame>
        <draw:frame draw:style-name="gr25" draw:text-style-name="P10" draw:layer="layout" svg:width="4.445cm" svg:height="0.962cm" svg:x="3.569cm" svg:y="3.9cm">
          <draw:text-box>
            <text:p>oth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gr1" style:family="graphic" style:parent-style-name="standard">
      <style:graphic-properties draw:stroke="none" draw:fill="solid" draw:fill-color="#e74c3c" draw:textarea-vertical-align="middle" draw:auto-grow-height="false" fo:min-height="4.367cm" fo:min-width="17.821cm"/>
    </style:style>
    <style:style style:name="Mgr2" style:family="graphic" style:parent-style-name="standard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gr4" style:family="graphic" style:parent-style-name="standard">
      <style:graphic-properties draw:stroke="none" draw:fill="none" draw:auto-grow-height="false" fo:min-height="1.501cm"/>
      <style:paragraph-properties style:writing-mode="lr-tb"/>
    </style:style>
    <style:style style:name="MP1" style:family="paragraph">
      <loext:graphic-properties draw:fill="solid" draw:fill-color="#e74c3c"/>
      <style:paragraph-properties fo:text-align="center"/>
    </style:style>
    <style:style style:name="MP2" style:family="paragraph">
      <style:paragraph-properties fo:text-align="start"/>
    </style:style>
    <style:style style:name="MP3" style:family="paragraph">
      <loext:graphic-properties draw:fill="none"/>
      <style:paragraph-properties fo:text-align="start" style:writing-mode="lr-tb"/>
    </style:style>
    <style:style style:name="MP4" style:family="paragraph">
      <style:paragraph-properties fo:text-align="center"/>
    </style:style>
    <style:style style:name="MP5" style:family="paragraph">
      <loext:graphic-properties draw:fill="none"/>
      <style:paragraph-properties fo:text-align="center" style:writing-mode="lr-tb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end" style:writing-mode="lr-t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Alizarin0" style:page-layout-name="PM0" draw:style-name="Mdp2">
      <draw:custom-shape draw:style-name="Mgr1" draw:text-style-name="MP1" draw:layer="backgroundobjects" svg:width="18.321cm" svg:height="4.617cm" svg:x="1cm" svg:y="12.541cm">
        <text:p/>
        <draw:enhanced-geometry svg:viewBox="0 0 21600 21600" draw:type="rectangle" draw:enhanced-path="M 0 0 L 21600 0 21600 21600 0 21600 0 0 Z N"/>
      </draw:custom-shape>
      <draw:frame draw:style-name="Mgr2" draw:text-style-name="MP3" draw:layer="backgroundobjects" svg:width="4.411cm" svg:height="1.979cm" svg:x="15.25cm" svg:y="26.061cm">
        <draw:text-box>
          <text:p text:style-name="MP2"><presentation:date-time/></text:p>
        </draw:text-box>
      </draw:frame>
      <draw:frame draw:style-name="Mgr3" draw:text-style-name="MP5" draw:layer="backgroundobjects" svg:width="6.107cm" svg:height="1.979cm" svg:x="3.035cm" svg:y="26.061cm">
        <draw:text-box>
          <text:p text:style-name="MP4"><presentation:footer/></text:p>
        </draw:text-box>
      </draw:frame>
      <draw:frame draw:style-name="Mgr4" draw:text-style-name="MP7" draw:layer="backgroundobjects" svg:width="1.018cm" svg:height="1.979cm" svg:x="1.339cm" svg:y="26.061cm">
        <draw:text-box>
          <text:p text:style-name="MP6"><text:page-number>&lt;number&gt;</text:page-number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3:36:50.856994559</meta:creation-date>
    <dc:date>2022-05-31T19:48:03.659318607</dc:date>
    <meta:editing-duration>PT54M40S</meta:editing-duration>
    <meta:editing-cycles>10</meta:editing-cycles>
    <meta:generator>LibreOffice/6.4.7.2$Linux_X86_64 LibreOffice_project/40$Build-2</meta:generator>
    <meta:document-statistic meta:object-count="125"/>
  </office:meta>
</office:document-meta>
</file>